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vanya rajamohan</meta:initial-creator>
    <dc:creator>lavanya rajamohan</dc:creator>
    <meta:creation-date>2024-04-25T20:42:00Z</meta:creation-date>
    <dc:date>2024-04-25T20:42:00Z</dc:date>
    <meta:template xlink:href="Normal" xlink:type="simple"/>
    <meta:editing-cycles>1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